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2.91pt"/>
    </style:style>
    <style:style style:name="co2" style:family="table-column">
      <style:table-column-properties fo:break-before="auto" style:column-width="56.15pt"/>
    </style:style>
    <style:style style:name="co3" style:family="table-column">
      <style:table-column-properties fo:break-before="auto" style:column-width="80.84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fo:font-weight="normal" style:font-weight-asian="normal" style:font-weight-complex="normal"/>
    </style:style>
  </office:automatic-styles>
  <office:body>
    <office:spreadsheet>
      <table:table table:name="test_likelihoods.txt" table:style-name="ta1">
        <table:table-column table:style-name="co1" table:default-cell-style-name="Default"/>
        <table:table-column table:style-name="co2" table:number-columns-repeated="10" table:default-cell-style-name="ce4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10" table:number-rows-spanned="1">
            <text:p>K-medioids</text:p>
          </table:table-cell>
          <table:covered-table-cell table:number-columns-repeated="9" table:style-name="ce1"/>
          <table:table-cell table:number-columns-repeated="10"/>
        </table:table-row>
        <table:table-row table:style-name="ro1">
          <table:table-cell table:style-name="ce2" office:value-type="string" calcext:value-type="string">
            <text:p>Sample ID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2</text:p>
          </table:table-cell>
          <table:table-cell table:style-name="ce2" office:value-type="string" calcext:value-type="string">
            <text:p>K=3</text:p>
          </table:table-cell>
          <table:table-cell table:style-name="ce2" office:value-type="string" calcext:value-type="string">
            <text:p>K=4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6</text:p>
          </table:table-cell>
          <table:table-cell table:style-name="ce2" office:value-type="string" calcext:value-type="string">
            <text:p>K=7</text:p>
          </table:table-cell>
          <table:table-cell table:style-name="ce2" office:value-type="string" calcext:value-type="string">
            <text:p>K=8</text:p>
          </table:table-cell>
          <table:table-cell table:style-name="ce2" office:value-type="string" calcext:value-type="string">
            <text:p>K=9</text:p>
          </table:table-cell>
          <table:table-cell table:style-name="ce2" office:value-type="string" calcext:value-type="string">
            <text:p>K=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-201865.252767" calcext:value-type="float">
            <text:p>-201865</text:p>
          </table:table-cell>
          <table:table-cell office:value-type="float" office:value="-192352.143708" calcext:value-type="float">
            <text:p>-192352</text:p>
          </table:table-cell>
          <table:table-cell office:value-type="float" office:value="-190965.38925" calcext:value-type="float">
            <text:p>-190965</text:p>
          </table:table-cell>
          <table:table-cell office:value-type="float" office:value="-182455.359928" calcext:value-type="float">
            <text:p>-182455</text:p>
          </table:table-cell>
          <table:table-cell office:value-type="float" office:value="-169240.608514" calcext:value-type="float">
            <text:p>-169241</text:p>
          </table:table-cell>
          <table:table-cell office:value-type="float" office:value="-169121.13608" calcext:value-type="float">
            <text:p>-169121</text:p>
          </table:table-cell>
          <table:table-cell office:value-type="float" office:value="-162514.661657" calcext:value-type="float">
            <text:p>-162515</text:p>
          </table:table-cell>
          <table:table-cell office:value-type="float" office:value="-164606.86051" calcext:value-type="float">
            <text:p>-164607</text:p>
          </table:table-cell>
          <table:table-cell office:value-type="float" office:value="-162553.75237" calcext:value-type="float">
            <text:p>-162554</text:p>
          </table:table-cell>
          <table:table-cell table:style-name="ce6" office:value-type="float" office:value="-162063.913089" calcext:value-type="float">
            <text:p>-1620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-15679.0225645" calcext:value-type="float">
            <text:p>-15679</text:p>
          </table:table-cell>
          <table:table-cell office:value-type="float" office:value="-9293.47237529" calcext:value-type="float">
            <text:p>-9293</text:p>
          </table:table-cell>
          <table:table-cell office:value-type="float" office:value="-7377.65866556" calcext:value-type="float">
            <text:p>-7378</text:p>
          </table:table-cell>
          <table:table-cell office:value-type="float" office:value="-7247.76070715" calcext:value-type="float">
            <text:p>-7248</text:p>
          </table:table-cell>
          <table:table-cell office:value-type="float" office:value="-6648.82986839" calcext:value-type="float">
            <text:p>-6649</text:p>
          </table:table-cell>
          <table:table-cell office:value-type="float" office:value="-6726.23637375" calcext:value-type="float">
            <text:p>-6726</text:p>
          </table:table-cell>
          <table:table-cell table:style-name="ce6" office:value-type="float" office:value="-3629.87156629" calcext:value-type="float">
            <text:p>-3630</text:p>
          </table:table-cell>
          <table:table-cell office:value-type="float" office:value="-3629.89597639" calcext:value-type="float">
            <text:p>-3630</text:p>
          </table:table-cell>
          <table:table-cell table:number-columns-repeated="2" office:value-type="float" office:value="-3630.10868209" calcext:value-type="float">
            <text:p>-36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office:value-type="float" office:value="-358071.063706" calcext:value-type="float">
            <text:p>-358071</text:p>
          </table:table-cell>
          <table:table-cell office:value-type="float" office:value="-357598.670594" calcext:value-type="float">
            <text:p>-357599</text:p>
          </table:table-cell>
          <table:table-cell office:value-type="float" office:value="-354545.834709" calcext:value-type="float">
            <text:p>-354546</text:p>
          </table:table-cell>
          <table:table-cell office:value-type="float" office:value="-355323.430004" calcext:value-type="float">
            <text:p>-355323</text:p>
          </table:table-cell>
          <table:table-cell office:value-type="float" office:value="-353600.063847" calcext:value-type="float">
            <text:p>-353600</text:p>
          </table:table-cell>
          <table:table-cell office:value-type="float" office:value="-354484.958231" calcext:value-type="float">
            <text:p>-354485</text:p>
          </table:table-cell>
          <table:table-cell office:value-type="float" office:value="-352988.590628" calcext:value-type="float">
            <text:p>-352989</text:p>
          </table:table-cell>
          <table:table-cell office:value-type="float" office:value="-356573.326047" calcext:value-type="float">
            <text:p>-356573</text:p>
          </table:table-cell>
          <table:table-cell office:value-type="float" office:value="-353195.340301" calcext:value-type="float">
            <text:p>-353195</text:p>
          </table:table-cell>
          <table:table-cell table:style-name="ce6" office:value-type="float" office:value="-351720.3978" calcext:value-type="float">
            <text:p>-351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-4713.33058649" calcext:value-type="float">
            <text:p>-4713</text:p>
          </table:table-cell>
          <table:table-cell office:value-type="float" office:value="-4714.18616537" calcext:value-type="float">
            <text:p>-4714</text:p>
          </table:table-cell>
          <table:table-cell table:style-name="ce6" office:value-type="float" office:value="-487.146014125" calcext:value-type="float">
            <text:p>-487</text:p>
          </table:table-cell>
          <table:table-cell office:value-type="float" office:value="-487.163191341" calcext:value-type="float">
            <text:p>-487</text:p>
          </table:table-cell>
          <table:table-cell table:number-columns-repeated="2" office:value-type="float" office:value="-487.507148302" calcext:value-type="float">
            <text:p>-488</text:p>
          </table:table-cell>
          <table:table-cell office:value-type="float" office:value="-487.51901774" calcext:value-type="float">
            <text:p>-488</text:p>
          </table:table-cell>
          <table:table-cell office:value-type="float" office:value="-487.530901282" calcext:value-type="float">
            <text:p>-488</text:p>
          </table:table-cell>
          <table:table-cell table:style-name="ce7" office:value-type="float" office:value="-487.548753117" calcext:value-type="float">
            <text:p>-488</text:p>
          </table:table-cell>
          <table:table-cell office:value-type="float" office:value="-487.554710817" calcext:value-type="float">
            <text:p>-4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office:value-type="float" office:value="-443584.979662" calcext:value-type="float">
            <text:p>-443585</text:p>
          </table:table-cell>
          <table:table-cell office:value-type="float" office:value="-438626.51467" calcext:value-type="float">
            <text:p>-438627</text:p>
          </table:table-cell>
          <table:table-cell office:value-type="float" office:value="-440657.85659" calcext:value-type="float">
            <text:p>-440658</text:p>
          </table:table-cell>
          <table:table-cell office:value-type="float" office:value="-440029.366191" calcext:value-type="float">
            <text:p>-440029</text:p>
          </table:table-cell>
          <table:table-cell office:value-type="float" office:value="-437440.059503" calcext:value-type="float">
            <text:p>-437440</text:p>
          </table:table-cell>
          <table:table-cell table:style-name="ce6" office:value-type="float" office:value="-434173.736287" calcext:value-type="float">
            <text:p>-434174</text:p>
          </table:table-cell>
          <table:table-cell office:value-type="float" office:value="-434554.317896" calcext:value-type="float">
            <text:p>-434554</text:p>
          </table:table-cell>
          <table:table-cell office:value-type="float" office:value="-434764.338543" calcext:value-type="float">
            <text:p>-434764</text:p>
          </table:table-cell>
          <table:table-cell office:value-type="float" office:value="-435181.462777" calcext:value-type="float">
            <text:p>-435181</text:p>
          </table:table-cell>
          <table:table-cell office:value-type="float" office:value="-436482.542208" calcext:value-type="float">
            <text:p>-4364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-471974.940447" calcext:value-type="float">
            <text:p>-471975</text:p>
          </table:table-cell>
          <table:table-cell office:value-type="float" office:value="-467113.278233" calcext:value-type="float">
            <text:p>-467113</text:p>
          </table:table-cell>
          <table:table-cell office:value-type="float" office:value="-461522.69721" calcext:value-type="float">
            <text:p>-461523</text:p>
          </table:table-cell>
          <table:table-cell office:value-type="float" office:value="-459814.335843" calcext:value-type="float">
            <text:p>-459814</text:p>
          </table:table-cell>
          <table:table-cell office:value-type="float" office:value="-458376.915444" calcext:value-type="float">
            <text:p>-458377</text:p>
          </table:table-cell>
          <table:table-cell office:value-type="float" office:value="-448111.369417" calcext:value-type="float">
            <text:p>-448111</text:p>
          </table:table-cell>
          <table:table-cell office:value-type="float" office:value="-441088.81478" calcext:value-type="float">
            <text:p>-441089</text:p>
          </table:table-cell>
          <table:table-cell office:value-type="float" office:value="-437983.229554" calcext:value-type="float">
            <text:p>-437983</text:p>
          </table:table-cell>
          <table:table-cell office:value-type="float" office:value="-439044.557627" calcext:value-type="float">
            <text:p>-439045</text:p>
          </table:table-cell>
          <table:table-cell table:style-name="ce6" office:value-type="float" office:value="-437677.406599" calcext:value-type="float">
            <text:p>-437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-942039.311036" calcext:value-type="float">
            <text:p>-942039</text:p>
          </table:table-cell>
          <table:table-cell office:value-type="float" office:value="-953422.629676" calcext:value-type="float">
            <text:p>-953423</text:p>
          </table:table-cell>
          <table:table-cell office:value-type="float" office:value="-894359.701855" calcext:value-type="float">
            <text:p>-894360</text:p>
          </table:table-cell>
          <table:table-cell office:value-type="float" office:value="-897134.679829" calcext:value-type="float">
            <text:p>-897135</text:p>
          </table:table-cell>
          <table:table-cell table:style-name="ce6" office:value-type="float" office:value="-885141.53004" calcext:value-type="float">
            <text:p>-885142</text:p>
          </table:table-cell>
          <table:table-cell office:value-type="float" office:value="-893161.957364" calcext:value-type="float">
            <text:p>-893162</text:p>
          </table:table-cell>
          <table:table-cell office:value-type="float" office:value="-887104.631298" calcext:value-type="float">
            <text:p>-887105</text:p>
          </table:table-cell>
          <table:table-cell office:value-type="float" office:value="-887419.599712" calcext:value-type="float">
            <text:p>-887420</text:p>
          </table:table-cell>
          <table:table-cell office:value-type="float" office:value="-887419.697293" calcext:value-type="float">
            <text:p>-887420</text:p>
          </table:table-cell>
          <table:table-cell office:value-type="float" office:value="-896964.412955" calcext:value-type="float">
            <text:p>-8969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-101986.540911" calcext:value-type="float">
            <text:p>-101987</text:p>
          </table:table-cell>
          <table:table-cell office:value-type="float" office:value="-94682.4264748" calcext:value-type="float">
            <text:p>-94682</text:p>
          </table:table-cell>
          <table:table-cell office:value-type="float" office:value="-89616.4847021" calcext:value-type="float">
            <text:p>-89616</text:p>
          </table:table-cell>
          <table:table-cell office:value-type="float" office:value="-87328.2311105" calcext:value-type="float">
            <text:p>-87328</text:p>
          </table:table-cell>
          <table:table-cell office:value-type="float" office:value="-85471.4538164" calcext:value-type="float">
            <text:p>-85471</text:p>
          </table:table-cell>
          <table:table-cell office:value-type="float" office:value="-85102.0925809" calcext:value-type="float">
            <text:p>-85102</text:p>
          </table:table-cell>
          <table:table-cell office:value-type="float" office:value="-86439.0100272" calcext:value-type="float">
            <text:p>-86439</text:p>
          </table:table-cell>
          <table:table-cell office:value-type="float" office:value="-84556.9241881" calcext:value-type="float">
            <text:p>-84557</text:p>
          </table:table-cell>
          <table:table-cell table:style-name="ce6" office:value-type="float" office:value="-84074.6478264" calcext:value-type="float">
            <text:p>-84075</text:p>
          </table:table-cell>
          <table:table-cell office:value-type="float" office:value="-84937.271518" calcext:value-type="float">
            <text:p>-849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office:value-type="float" office:value="-92424.7942308" calcext:value-type="float">
            <text:p>-92425</text:p>
          </table:table-cell>
          <table:table-cell office:value-type="float" office:value="-85893.8760313" calcext:value-type="float">
            <text:p>-85894</text:p>
          </table:table-cell>
          <table:table-cell office:value-type="float" office:value="-86288.3628304" calcext:value-type="float">
            <text:p>-86288</text:p>
          </table:table-cell>
          <table:table-cell office:value-type="float" office:value="-87650.0043668" calcext:value-type="float">
            <text:p>-87650</text:p>
          </table:table-cell>
          <table:table-cell office:value-type="float" office:value="-86399.9449198" calcext:value-type="float">
            <text:p>-86400</text:p>
          </table:table-cell>
          <table:table-cell office:value-type="float" office:value="-85516.0612998" calcext:value-type="float">
            <text:p>-85516</text:p>
          </table:table-cell>
          <table:table-cell office:value-type="float" office:value="-84623.5400432" calcext:value-type="float">
            <text:p>-84624</text:p>
          </table:table-cell>
          <table:table-cell office:value-type="float" office:value="-85007.9566327" calcext:value-type="float">
            <text:p>-85008</text:p>
          </table:table-cell>
          <table:table-cell office:value-type="float" office:value="-81598.4086769" calcext:value-type="float">
            <text:p>-81598</text:p>
          </table:table-cell>
          <table:table-cell table:style-name="ce6" office:value-type="float" office:value="-78625.3998398" calcext:value-type="float">
            <text:p>-78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-393737.726903" calcext:value-type="float">
            <text:p>-393738</text:p>
          </table:table-cell>
          <table:table-cell office:value-type="float" office:value="-386030.958638" calcext:value-type="float">
            <text:p>-386031</text:p>
          </table:table-cell>
          <table:table-cell office:value-type="float" office:value="-363060.383077" calcext:value-type="float">
            <text:p>-363060</text:p>
          </table:table-cell>
          <table:table-cell office:value-type="float" office:value="-361800.259549" calcext:value-type="float">
            <text:p>-361800</text:p>
          </table:table-cell>
          <table:table-cell table:style-name="ce6" office:value-type="float" office:value="-355877.295897" calcext:value-type="float">
            <text:p>-355877</text:p>
          </table:table-cell>
          <table:table-cell office:value-type="float" office:value="-356860.765589" calcext:value-type="float">
            <text:p>-356861</text:p>
          </table:table-cell>
          <table:table-cell office:value-type="float" office:value="-357320.789154" calcext:value-type="float">
            <text:p>-357321</text:p>
          </table:table-cell>
          <table:table-cell office:value-type="float" office:value="-357320.799084" calcext:value-type="float">
            <text:p>-357321</text:p>
          </table:table-cell>
          <table:table-cell office:value-type="float" office:value="-356365.410896" calcext:value-type="float">
            <text:p>-356365</text:p>
          </table:table-cell>
          <table:table-cell office:value-type="float" office:value="-356354.041107" calcext:value-type="float">
            <text:p>-3563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-13767.2745712" calcext:value-type="float">
            <text:p>-13767</text:p>
          </table:table-cell>
          <table:table-cell office:value-type="float" office:value="-12968.0983961" calcext:value-type="float">
            <text:p>-12968</text:p>
          </table:table-cell>
          <table:table-cell office:value-type="float" office:value="-12334.359651" calcext:value-type="float">
            <text:p>-12334</text:p>
          </table:table-cell>
          <table:table-cell office:value-type="float" office:value="-12342.5192986" calcext:value-type="float">
            <text:p>-12343</text:p>
          </table:table-cell>
          <table:table-cell office:value-type="float" office:value="-12570.0351975" calcext:value-type="float">
            <text:p>-12570</text:p>
          </table:table-cell>
          <table:table-cell office:value-type="float" office:value="-12570.0642632" calcext:value-type="float">
            <text:p>-12570</text:p>
          </table:table-cell>
          <table:table-cell office:value-type="float" office:value="-12383.8674629" calcext:value-type="float">
            <text:p>-12384</text:p>
          </table:table-cell>
          <table:table-cell table:style-name="ce6" office:value-type="float" office:value="-12297.7652918" calcext:value-type="float">
            <text:p>-12298</text:p>
          </table:table-cell>
          <table:table-cell table:number-columns-repeated="2" office:value-type="float" office:value="-12297.8081576" calcext:value-type="float">
            <text:p>-122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office:value-type="float" office:value="-3111.82879904" calcext:value-type="float">
            <text:p>-3112</text:p>
          </table:table-cell>
          <table:table-cell office:value-type="float" office:value="-3113.59020602" calcext:value-type="float">
            <text:p>-3114</text:p>
          </table:table-cell>
          <table:table-cell office:value-type="float" office:value="-3113.9855144" calcext:value-type="float">
            <text:p>-3114</text:p>
          </table:table-cell>
          <table:table-cell table:style-name="ce6" office:value-type="float" office:value="-1869.88693783" calcext:value-type="float">
            <text:p>-1870</text:p>
          </table:table-cell>
          <table:table-cell table:number-columns-repeated="3" office:value-type="float" office:value="-1870.05457554" calcext:value-type="float">
            <text:p>-1870</text:p>
          </table:table-cell>
          <table:table-cell office:value-type="float" office:value="-1869.93821999" calcext:value-type="float">
            <text:p>-1870</text:p>
          </table:table-cell>
          <table:table-cell table:number-columns-repeated="2" office:value-type="float" office:value="-1870.05457554" calcext:value-type="float">
            <text:p>-1870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10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0" table:number-rows-spanned="1">
            <text:p>EM</text:p>
          </table:table-cell>
          <table:covered-table-cell table:number-columns-repeated="9"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Sample ID</text:p>
          </table:table-cell>
          <table:table-cell table:style-name="ce2" office:value-type="string" calcext:value-type="string">
            <text:p>K=1</text:p>
          </table:table-cell>
          <table:table-cell table:style-name="ce2" office:value-type="string" calcext:value-type="string">
            <text:p>K=2</text:p>
          </table:table-cell>
          <table:table-cell table:style-name="ce2" office:value-type="string" calcext:value-type="string">
            <text:p>K=3</text:p>
          </table:table-cell>
          <table:table-cell table:style-name="ce2" office:value-type="string" calcext:value-type="string">
            <text:p>K=4</text:p>
          </table:table-cell>
          <table:table-cell table:style-name="ce2" office:value-type="string" calcext:value-type="string">
            <text:p>K=5</text:p>
          </table:table-cell>
          <table:table-cell table:style-name="ce2" office:value-type="string" calcext:value-type="string">
            <text:p>K=6</text:p>
          </table:table-cell>
          <table:table-cell table:style-name="ce2" office:value-type="string" calcext:value-type="string">
            <text:p>K=7</text:p>
          </table:table-cell>
          <table:table-cell table:style-name="ce2" office:value-type="string" calcext:value-type="string">
            <text:p>K=8</text:p>
          </table:table-cell>
          <table:table-cell table:style-name="ce2" office:value-type="string" calcext:value-type="string">
            <text:p>K=9</text:p>
          </table:table-cell>
          <table:table-cell table:style-name="ce2" office:value-type="string" calcext:value-type="string">
            <text:p>K=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-252918.153752" calcext:value-type="float">
            <text:p>-252918</text:p>
          </table:table-cell>
          <table:table-cell office:value-type="float" office:value="-212497.13444" calcext:value-type="float">
            <text:p>-212497</text:p>
          </table:table-cell>
          <table:table-cell office:value-type="float" office:value="-205853.484202" calcext:value-type="float">
            <text:p>-205853</text:p>
          </table:table-cell>
          <table:table-cell office:value-type="float" office:value="-205878.911538" calcext:value-type="float">
            <text:p>-205879</text:p>
          </table:table-cell>
          <table:table-cell office:value-type="float" office:value="-205853.484202" calcext:value-type="float">
            <text:p>-205853</text:p>
          </table:table-cell>
          <table:table-cell office:value-type="float" office:value="-212446.08434" calcext:value-type="float">
            <text:p>-212446</text:p>
          </table:table-cell>
          <table:table-cell table:style-name="ce6" office:value-type="float" office:value="-204855.19517" calcext:value-type="float">
            <text:p>-204855</text:p>
          </table:table-cell>
          <table:table-cell office:value-type="float" office:value="-212556.175833" calcext:value-type="float">
            <text:p>-212556</text:p>
          </table:table-cell>
          <table:table-cell office:value-type="float" office:value="-205465.781934" calcext:value-type="float">
            <text:p>-205466</text:p>
          </table:table-cell>
          <table:table-cell office:value-type="float" office:value="-252975.750333" calcext:value-type="float">
            <text:p>-252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-21632.9206079" calcext:value-type="float">
            <text:p>-21633</text:p>
          </table:table-cell>
          <table:table-cell office:value-type="float" office:value="-12375.9133052" calcext:value-type="float">
            <text:p>-12376</text:p>
          </table:table-cell>
          <table:table-cell office:value-type="float" office:value="-8080.10131077" calcext:value-type="float">
            <text:p>-8080</text:p>
          </table:table-cell>
          <table:table-cell office:value-type="float" office:value="-7250.1987653" calcext:value-type="float">
            <text:p>-7250</text:p>
          </table:table-cell>
          <table:table-cell table:number-columns-repeated="2" office:value-type="float" office:value="-7277.36277026" calcext:value-type="float">
            <text:p>-7277</text:p>
          </table:table-cell>
          <table:table-cell office:value-type="float" office:value="-7329.24892463" calcext:value-type="float">
            <text:p>-7329</text:p>
          </table:table-cell>
          <table:table-cell office:value-type="float" office:value="-6671.36700774" calcext:value-type="float">
            <text:p>-6671</text:p>
          </table:table-cell>
          <table:table-cell office:value-type="float" office:value="-7961.29560835" calcext:value-type="float">
            <text:p>-7961</text:p>
          </table:table-cell>
          <table:table-cell table:style-name="ce6" office:value-type="float" office:value="-6640.55725413" calcext:value-type="float">
            <text:p>-66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office:value-type="float" office:value="-431408.178003" calcext:value-type="float">
            <text:p>-431408</text:p>
          </table:table-cell>
          <table:table-cell office:value-type="float" office:value="-429042.244274" calcext:value-type="float">
            <text:p>-429042</text:p>
          </table:table-cell>
          <table:table-cell office:value-type="float" office:value="-431324.195815" calcext:value-type="float">
            <text:p>-431324</text:p>
          </table:table-cell>
          <table:table-cell office:value-type="float" office:value="-428672.806092" calcext:value-type="float">
            <text:p>-428673</text:p>
          </table:table-cell>
          <table:table-cell office:value-type="float" office:value="-431047.387095" calcext:value-type="float">
            <text:p>-431047</text:p>
          </table:table-cell>
          <table:table-cell table:style-name="ce6" office:value-type="float" office:value="-427375.14303" calcext:value-type="float">
            <text:p>-427375</text:p>
          </table:table-cell>
          <table:table-cell office:value-type="float" office:value="-428250.499591" calcext:value-type="float">
            <text:p>-428250</text:p>
          </table:table-cell>
          <table:table-cell office:value-type="float" office:value="-428744.25498" calcext:value-type="float">
            <text:p>-428744</text:p>
          </table:table-cell>
          <table:table-cell office:value-type="float" office:value="-429106.667312" calcext:value-type="float">
            <text:p>-429107</text:p>
          </table:table-cell>
          <table:table-cell office:value-type="float" office:value="-428434.660705" calcext:value-type="float">
            <text:p>-4284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-7228.96641307" calcext:value-type="float">
            <text:p>-7229</text:p>
          </table:table-cell>
          <table:table-cell office:value-type="float" office:value="-2010.22844274" calcext:value-type="float">
            <text:p>-2010</text:p>
          </table:table-cell>
          <table:table-cell office:value-type="float" office:value="-1659.36593683" calcext:value-type="float">
            <text:p>-1659</text:p>
          </table:table-cell>
          <table:table-cell office:value-type="float" office:value="-1646.89695906" calcext:value-type="float">
            <text:p>-1647</text:p>
          </table:table-cell>
          <table:table-cell office:value-type="float" office:value="-1659.36593683" calcext:value-type="float">
            <text:p>-1659</text:p>
          </table:table-cell>
          <table:table-cell office:value-type="float" office:value="-1659.36593832" calcext:value-type="float">
            <text:p>-1659</text:p>
          </table:table-cell>
          <table:table-cell office:value-type="float" office:value="-1649.39401726" calcext:value-type="float">
            <text:p>-1649</text:p>
          </table:table-cell>
          <table:table-cell office:value-type="float" office:value="-1641.87918806" calcext:value-type="float">
            <text:p>-1642</text:p>
          </table:table-cell>
          <table:table-cell table:style-name="ce6" office:value-type="float" office:value="-1638.7059871" calcext:value-type="float">
            <text:p>-1639</text:p>
          </table:table-cell>
          <table:table-cell office:value-type="float" office:value="-1659.36593683" calcext:value-type="float">
            <text:p>-16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table:number-columns-repeated="2" office:value-type="float" office:value="-555263.44546" calcext:value-type="float">
            <text:p>-555263</text:p>
          </table:table-cell>
          <table:table-cell office:value-type="float" office:value="-555449.878672" calcext:value-type="float">
            <text:p>-555450</text:p>
          </table:table-cell>
          <table:table-cell office:value-type="float" office:value="-557210.666204" calcext:value-type="float">
            <text:p>-557211</text:p>
          </table:table-cell>
          <table:table-cell office:value-type="float" office:value="-551868.380871" calcext:value-type="float">
            <text:p>-551868</text:p>
          </table:table-cell>
          <table:table-cell office:value-type="float" office:value="-548772.26404" calcext:value-type="float">
            <text:p>-548772</text:p>
          </table:table-cell>
          <table:table-cell office:value-type="float" office:value="-551432.35152" calcext:value-type="float">
            <text:p>-551432</text:p>
          </table:table-cell>
          <table:table-cell office:value-type="float" office:value="-555867.444786" calcext:value-type="float">
            <text:p>-555867</text:p>
          </table:table-cell>
          <table:table-cell office:value-type="float" office:value="-555350.713217" calcext:value-type="float">
            <text:p>-555351</text:p>
          </table:table-cell>
          <table:table-cell table:style-name="ce6" office:value-type="float" office:value="-547738.024438" calcext:value-type="float">
            <text:p>-5477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-624581.217544" calcext:value-type="float">
            <text:p>-624581</text:p>
          </table:table-cell>
          <table:table-cell office:value-type="float" office:value="-594094.891711" calcext:value-type="float">
            <text:p>-594095</text:p>
          </table:table-cell>
          <table:table-cell office:value-type="float" office:value="-593896.247496" calcext:value-type="float">
            <text:p>-593896</text:p>
          </table:table-cell>
          <table:table-cell office:value-type="float" office:value="-592178.175042" calcext:value-type="float">
            <text:p>-592178</text:p>
          </table:table-cell>
          <table:table-cell office:value-type="float" office:value="-591245.094571" calcext:value-type="float">
            <text:p>-591245</text:p>
          </table:table-cell>
          <table:table-cell office:value-type="float" office:value="-592104.083909" calcext:value-type="float">
            <text:p>-592104</text:p>
          </table:table-cell>
          <table:table-cell office:value-type="float" office:value="-592777.034895" calcext:value-type="float">
            <text:p>-592777</text:p>
          </table:table-cell>
          <table:table-cell office:value-type="float" office:value="-594094.891711" calcext:value-type="float">
            <text:p>-594095</text:p>
          </table:table-cell>
          <table:table-cell office:value-type="float" office:value="-592227.220867" calcext:value-type="float">
            <text:p>-592227</text:p>
          </table:table-cell>
          <table:table-cell table:style-name="ce6" office:value-type="float" office:value="-588607.914195" calcext:value-type="float">
            <text:p>-588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-1098350.25006" calcext:value-type="float">
            <text:p>-1098350</text:p>
          </table:table-cell>
          <table:table-cell office:value-type="float" office:value="-1050949.58733" calcext:value-type="float">
            <text:p>-1050950</text:p>
          </table:table-cell>
          <table:table-cell office:value-type="float" office:value="-1049485.89973" calcext:value-type="float">
            <text:p>-1049486</text:p>
          </table:table-cell>
          <table:table-cell office:value-type="float" office:value="-1048567.28656" calcext:value-type="float">
            <text:p>-1048567</text:p>
          </table:table-cell>
          <table:table-cell office:value-type="float" office:value="-1048634.70831" calcext:value-type="float">
            <text:p>-1048635</text:p>
          </table:table-cell>
          <table:table-cell table:style-name="ce6" office:value-type="float" office:value="-1047960.92562" calcext:value-type="float">
            <text:p>-1047961</text:p>
          </table:table-cell>
          <table:table-cell office:value-type="float" office:value="-1048696.70052" calcext:value-type="float">
            <text:p>-1048697</text:p>
          </table:table-cell>
          <table:table-cell office:value-type="float" office:value="-1052926.1998" calcext:value-type="float">
            <text:p>-1052926</text:p>
          </table:table-cell>
          <table:table-cell office:value-type="float" office:value="-1049222.15783" calcext:value-type="float">
            <text:p>-1049222</text:p>
          </table:table-cell>
          <table:table-cell office:value-type="float" office:value="-1048328.11869" calcext:value-type="float">
            <text:p>-10483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-123732.632303" calcext:value-type="float">
            <text:p>-123733</text:p>
          </table:table-cell>
          <table:table-cell office:value-type="float" office:value="-118329.370116" calcext:value-type="float">
            <text:p>-118329</text:p>
          </table:table-cell>
          <table:table-cell office:value-type="float" office:value="-123732.632303" calcext:value-type="float">
            <text:p>-123733</text:p>
          </table:table-cell>
          <table:table-cell office:value-type="float" office:value="-118843.488322" calcext:value-type="float">
            <text:p>-118843</text:p>
          </table:table-cell>
          <table:table-cell table:style-name="ce6" office:value-type="float" office:value="-116977.824595" calcext:value-type="float">
            <text:p>-116978</text:p>
          </table:table-cell>
          <table:table-cell table:number-columns-repeated="2" office:value-type="float" office:value="-123732.632303" calcext:value-type="float">
            <text:p>-123733</text:p>
          </table:table-cell>
          <table:table-cell office:value-type="float" office:value="-118843.488322" calcext:value-type="float">
            <text:p>-118843</text:p>
          </table:table-cell>
          <table:table-cell office:value-type="float" office:value="-117894.633467" calcext:value-type="float">
            <text:p>-117895</text:p>
          </table:table-cell>
          <table:table-cell office:value-type="float" office:value="-118109.362668" calcext:value-type="float">
            <text:p>-1181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office:value-type="float" office:value="-135969.59783" calcext:value-type="float">
            <text:p>-135970</text:p>
          </table:table-cell>
          <table:table-cell office:value-type="float" office:value="-124603.639914" calcext:value-type="float">
            <text:p>-124604</text:p>
          </table:table-cell>
          <table:table-cell office:value-type="float" office:value="-135969.59783" calcext:value-type="float">
            <text:p>-135970</text:p>
          </table:table-cell>
          <table:table-cell office:value-type="float" office:value="-127354.631701" calcext:value-type="float">
            <text:p>-127355</text:p>
          </table:table-cell>
          <table:table-cell office:value-type="float" office:value="-128128.437285" calcext:value-type="float">
            <text:p>-128128</text:p>
          </table:table-cell>
          <table:table-cell table:style-name="ce6" office:value-type="float" office:value="-124197.650933" calcext:value-type="float">
            <text:p>-124198</text:p>
          </table:table-cell>
          <table:table-cell office:value-type="float" office:value="-135974.035864" calcext:value-type="float">
            <text:p>-135974</text:p>
          </table:table-cell>
          <table:table-cell table:number-columns-repeated="2" office:value-type="float" office:value="-135969.59783" calcext:value-type="float">
            <text:p>-135970</text:p>
          </table:table-cell>
          <table:table-cell office:value-type="float" office:value="-124207.328742" calcext:value-type="float">
            <text:p>-1242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-506859.672276" calcext:value-type="float">
            <text:p>-506860</text:p>
          </table:table-cell>
          <table:table-cell office:value-type="float" office:value="-461165.866317" calcext:value-type="float">
            <text:p>-461166</text:p>
          </table:table-cell>
          <table:table-cell office:value-type="float" office:value="-443227.73675" calcext:value-type="float">
            <text:p>-443228</text:p>
          </table:table-cell>
          <table:table-cell office:value-type="float" office:value="-440175.250074" calcext:value-type="float">
            <text:p>-440175</text:p>
          </table:table-cell>
          <table:table-cell office:value-type="float" office:value="-436127.480986" calcext:value-type="float">
            <text:p>-436127</text:p>
          </table:table-cell>
          <table:table-cell office:value-type="float" office:value="-440329.086349" calcext:value-type="float">
            <text:p>-440329</text:p>
          </table:table-cell>
          <table:table-cell office:value-type="float" office:value="-435056.377235" calcext:value-type="float">
            <text:p>-435056</text:p>
          </table:table-cell>
          <table:table-cell table:style-name="ce6" office:value-type="float" office:value="-427466.817551" calcext:value-type="float">
            <text:p>-427467</text:p>
          </table:table-cell>
          <table:table-cell office:value-type="float" office:value="-438543.176175" calcext:value-type="float">
            <text:p>-438543</text:p>
          </table:table-cell>
          <table:table-cell office:value-type="float" office:value="-432972.509193" calcext:value-type="float">
            <text:p>-4329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-27592.3420301" calcext:value-type="float">
            <text:p>-27592</text:p>
          </table:table-cell>
          <table:table-cell office:value-type="float" office:value="-25569.697737" calcext:value-type="float">
            <text:p>-25570</text:p>
          </table:table-cell>
          <table:table-cell office:value-type="float" office:value="-25416.8450579" calcext:value-type="float">
            <text:p>-25417</text:p>
          </table:table-cell>
          <table:table-cell office:value-type="float" office:value="-25508.4071021" calcext:value-type="float">
            <text:p>-25508</text:p>
          </table:table-cell>
          <table:table-cell table:style-name="ce6" office:value-type="float" office:value="-24570.5829921" calcext:value-type="float">
            <text:p>-24571</text:p>
          </table:table-cell>
          <table:table-cell office:value-type="float" office:value="-25483.1073511" calcext:value-type="float">
            <text:p>-25483</text:p>
          </table:table-cell>
          <table:table-cell office:value-type="float" office:value="-25499.4950139" calcext:value-type="float">
            <text:p>-25499</text:p>
          </table:table-cell>
          <table:table-cell office:value-type="float" office:value="-25253.8032962" calcext:value-type="float">
            <text:p>-25254</text:p>
          </table:table-cell>
          <table:table-cell office:value-type="float" office:value="-25274.5813299" calcext:value-type="float">
            <text:p>-25275</text:p>
          </table:table-cell>
          <table:table-cell office:value-type="float" office:value="-24968.5838089" calcext:value-type="float">
            <text:p>-24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table:number-columns-repeated="4" office:value-type="float" office:value="-11585.3314177" calcext:value-type="float">
            <text:p>-11585</text:p>
          </table:table-cell>
          <table:table-cell office:value-type="float" office:value="-8570.46636488" calcext:value-type="float">
            <text:p>-8570</text:p>
          </table:table-cell>
          <table:table-cell table:style-name="ce6" office:value-type="float" office:value="-8444.20013256" calcext:value-type="float">
            <text:p>-8444</text:p>
          </table:table-cell>
          <table:table-cell table:number-columns-repeated="4" office:value-type="float" office:value="-11585.3314177" calcext:value-type="float">
            <text:p>-1158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4T17:59:16.856973467</dc:date>
    <meta:editing-duration>PT3H24M5S</meta:editing-duration>
    <meta:editing-cycles>3</meta:editing-cycles>
    <meta:generator>LibreOffice/4.4.1.2$Linux_X86_64 LibreOffice_project/40m0$Build-2</meta:generator>
    <meta:document-statistic meta:table-count="1" meta:cell-count="288" meta:object-count="0"/>
  </office:meta>
</office:document-meta>
</file>